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478e" officeooo:paragraph-rsid="0003478e"/>
    </style:style>
    <style:style style:name="P2" style:family="paragraph" style:parent-style-name="Standard">
      <style:text-properties officeooo:rsid="0003478e" officeooo:paragraph-rsid="0003478e"/>
    </style:style>
    <style:style style:name="P3" style:family="paragraph" style:parent-style-name="Standard">
      <style:text-properties officeooo:rsid="00049e85" officeooo:paragraph-rsid="00049e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pressstart.vip/tutorials/2018/07/20/45/building-a-timer.html" text:style-name="Internet_20_link" text:visited-style-name="Visited_20_Internet_20_Link">https://pressstart.vip/tutorials/2018/07/20/45/building-a-timer.html</text:a> </text:p>
      <text:p text:style-name="P3">Timer Script</text:p>
      <text:p text:style-name="P3">By Waldo (yes really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4-11T18:32:16.278000000</dc:date>
    <meta:editing-duration>PT3M47S</meta:editing-duration>
    <meta:editing-cycles>3</meta:editing-cycles>
    <meta:document-statistic meta:table-count="0" meta:image-count="0" meta:object-count="0" meta:page-count="1" meta:paragraph-count="3" meta:word-count="7" meta:character-count="102" meta:non-whitespace-character-count="97"/>
  </office:meta>
</office:document-meta>
</file>